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4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16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6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7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9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999999" fo:font-family="'Open Sans'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14cm" svg:height="5.441cm" svg:x="1.686cm" svg:y="3.037cm">
          <draw:text-box>
            <text:p text:style-name="P2"><text:span text:style-name="T1">Dominous</text:span></text:p>
            <text:p text:style-name="P2"><text:span text:style-name="T2">Simulador libre de dominó</text:span></text:p>
          </draw:text-box>
        </draw:frame>
        <draw:frame draw:style-name="gr4" draw:text-style-name="P3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4.814cm" svg:height="2.963cm" svg:x="1.686cm" svg:y="3.037cm">
          <draw:text-box>
            <text:p text:style-name="P5"><text:span text:style-name="T5">¿Qué es dominous?</text:span></text:p>
          </draw:text-box>
        </draw:frame>
        <draw:frame draw:style-name="gr5" draw:text-style-name="P3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814cm" svg:height="4.922cm" svg:x="1.686cm" svg:y="3.037cm">
          <draw:text-box>
            <text:p text:style-name="P5"><text:span text:style-name="T5">¿Por qué crear un simulador de dominó?</text:span></text:p>
          </draw:text-box>
        </draw:frame>
        <draw:frame draw:style-name="gr6" draw:text-style-name="P3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, aplicación multiplataform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3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Herramientas</text:span></text:p>
          </draw:text-box>
        </draw:frame>
        <draw:frame draw:style-name="gr8" draw:text-style-name="P3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4.814cm" svg:height="2.963cm" svg:x="1.686cm" svg:y="3.037cm">
          <draw:text-box>
            <text:p text:style-name="P5"><text:span text:style-name="T5">Estructura de la aplicación</text:span></text:p>
          </draw:text-box>
        </draw:frame>
        <draw:frame draw:style-name="gr10" draw:text-style-name="P7" draw:layer="layout" svg:width="6.504cm" svg:height="5.211cm" svg:x="10.869cm" svg:y="7.051cm">
          <draw:text-box>
            <text:p text:style-name="P7"><text:span text:style-name="T6">Dominous</text:span></text:p>
          </draw:text-box>
        </draw:frame>
        <draw:frame draw:style-name="gr11" draw:text-style-name="P8" draw:layer="layout" svg:width="6.304cm" svg:height="5.098cm" svg:x="19.619cm" svg:y="11.3cm">
          <draw:text-box>
            <text:p text:style-name="P8"><text:span text:style-name="T7">Sistema de</text:span><text:span text:style-name="T8"> Inteligencia Artificial</text:span></text:p>
          </draw:text-box>
        </draw:frame>
        <draw:custom-shape draw:style-name="gr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6.54cm" svg:height="5.263cm" svg:x="11.306cm" svg:y="10.883cm">
          <draw:text-box>
            <text:p text:style-name="P8"><text:span text:style-name="T7">Sistema de</text:span><text:span text:style-name="T8"> Gestión de partida de dominó</text:span></text:p>
          </draw:text-box>
        </draw:frame>
        <draw:frame draw:style-name="gr13" draw:text-style-name="P8" draw:layer="layout" svg:width="4.99cm" svg:height="5.263cm" svg:x="2.997cm" svg:y="10.847cm">
          <draw:text-box>
            <text:p text:style-name="P8"><text:span text:style-name="T8">Motor gráfico</text:span><text:line-break/>de la aplicación</text:p>
          </draw:text-box>
        </draw:frame>
        <draw:custom-shape draw:style-name="gr1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1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6.504cm" svg:height="5.211cm" svg:x="10.869cm" svg:y="7.051cm">
          <draw:text-box>
            <text:p text:style-name="P7"><text:span text:style-name="T6">Dominous</text:span></text:p>
          </draw:text-box>
        </draw:frame>
        <draw:frame draw:style-name="gr18" draw:text-style-name="P8" draw:layer="layout" svg:width="6.304cm" svg:height="5.098cm" svg:x="19.619cm" svg:y="11.3cm">
          <draw:text-box>
            <text:p text:style-name="P8"><text:span text:style-name="T7">Sistema de</text:span><text:span text:style-name="T8"> Inteligencia Artificial</text:span></text:p>
          </draw:text-box>
        </draw:frame>
        <draw:custom-shape draw:style-name="gr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6.54cm" svg:height="5.263cm" svg:x="11.306cm" svg:y="10.883cm">
          <draw:text-box>
            <text:p text:style-name="P8"><text:span text:style-name="T7">Sistema de</text:span><text:span text:style-name="T8"> Gestión de partida de dominó</text:span></text:p>
          </draw:text-box>
        </draw:frame>
        <draw:frame draw:style-name="gr20" draw:text-style-name="P8" draw:layer="layout" svg:width="4.99cm" svg:height="5.263cm" svg:x="2.997cm" svg:y="10.847cm">
          <draw:text-box>
            <text:p text:style-name="P8"><text:span text:style-name="T8">Motor gráfico</text:span><text:line-break/>de la aplicación</text:p>
          </draw:text-box>
        </draw:frame>
        <draw:custom-shape draw:style-name="gr1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1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7" draw:layer="layout" svg:width="6.504cm" svg:height="5.211cm" svg:x="10.869cm" svg:y="7.051cm">
          <draw:text-box>
            <text:p text:style-name="P7"><text:span text:style-name="T6">Dominous</text:span></text:p>
          </draw:text-box>
        </draw:frame>
        <draw:frame draw:style-name="gr22" draw:text-style-name="P8" draw:layer="layout" svg:width="6.304cm" svg:height="5.098cm" svg:x="19.619cm" svg:y="11.3cm">
          <draw:text-box>
            <text:p text:style-name="P8"><text:span text:style-name="T7">Sistema de</text:span><text:span text:style-name="T8"> Inteligencia Artificial</text:span></text:p>
          </draw:text-box>
        </draw:frame>
        <draw:custom-shape draw:style-name="gr1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8" draw:layer="layout" svg:width="6.54cm" svg:height="5.263cm" svg:x="11.306cm" svg:y="10.883cm">
          <draw:text-box>
            <text:p text:style-name="P8"><text:span text:style-name="T7">Sistema de</text:span><text:span text:style-name="T8"> Gestión de partida de dominó</text:span></text:p>
          </draw:text-box>
        </draw:frame>
        <draw:frame draw:style-name="gr24" draw:text-style-name="P8" draw:layer="layout" svg:width="4.99cm" svg:height="5.263cm" svg:x="2.997cm" svg:y="10.847cm">
          <draw:text-box>
            <text:p text:style-name="P8"><text:span text:style-name="T8">Motor gráfico</text:span><text:line-break/>de la aplicación</text:p>
          </draw:text-box>
        </draw:frame>
        <draw:custom-shape draw:style-name="gr1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1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7" draw:layer="layout" svg:width="6.504cm" svg:height="5.211cm" svg:x="10.869cm" svg:y="7.051cm">
          <draw:text-box>
            <text:p text:style-name="P7"><text:span text:style-name="T6">Dominous</text:span></text:p>
          </draw:text-box>
        </draw:frame>
        <draw:frame draw:style-name="gr26" draw:text-style-name="P8" draw:layer="layout" svg:width="6.304cm" svg:height="5.098cm" svg:x="19.619cm" svg:y="11.3cm">
          <draw:text-box>
            <text:p text:style-name="P8"><text:span text:style-name="T7">Sistema de</text:span><text:span text:style-name="T8"> Inteligencia Artificial</text:span></text:p>
          </draw:text-box>
        </draw:frame>
        <draw:custom-shape draw:style-name="gr1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8" draw:layer="layout" svg:width="6.54cm" svg:height="5.263cm" svg:x="11.306cm" svg:y="10.883cm">
          <draw:text-box>
            <text:p text:style-name="P8"><text:span text:style-name="T7">Sistema de</text:span><text:span text:style-name="T8"> Gestión de partida de dominó</text:span></text:p>
          </draw:text-box>
        </draw:frame>
        <draw:frame draw:style-name="gr28" draw:text-style-name="P8" draw:layer="layout" svg:width="4.99cm" svg:height="5.263cm" svg:x="2.997cm" svg:y="10.847cm">
          <draw:text-box>
            <text:p text:style-name="P8"><text:span text:style-name="T8">Motor gráfico</text:span><text:line-break/>de la aplicación</text:p>
          </draw:text-box>
        </draw:frame>
        <draw:custom-shape draw:style-name="gr1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Herramientas</text:span></text:p>
          </draw:text-box>
        </draw:frame>
        <draw:frame draw:style-name="gr29" draw:text-style-name="P3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Conclusiones </text:span><text:span text:style-name="T9">1/3</text:span></text:p>
          </draw:text-box>
        </draw:frame>
        <draw:frame draw:style-name="gr30" draw:text-style-name="P3" draw:layer="layout" svg:width="25.425cm" svg:height="10.5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todo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Conclusiones </text:span><text:span text:style-name="T9">2/3</text:span></text:p>
          </draw:text-box>
        </draw:frame>
        <draw:frame draw:style-name="gr31" draw:text-style-name="P3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para compartir sistemas expertos entre usuari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Conclusiones </text:span><text:span text:style-name="T9">3/3</text:span></text:p>
          </draw:text-box>
        </draw:frame>
        <draw:frame draw:style-name="gr32" draw:text-style-name="P3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Analizador de partidas</text:span><text:span text:style-name="T3"> con aprendizaje automático o semiautomático</text:span></text:p>
              </text:list-item>
              <text:list-item>
                <text:p text:style-name="P3"><text:span text:style-name="T6">Migración</text:span><text:span text:style-name="T3"> de la aplicación a otro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Difusión</text:span></text:p>
          </draw:text-box>
        </draw:frame>
        <draw:frame draw:style-name="gr33" draw:text-style-name="P3" draw:layer="layout" svg:width="25.425cm" svg:height="10.973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</text:list-item>
              <text:list-item>
                <text:p text:style-name="P3"><text:span text:style-name="T6">Finalista</text:span><text:span text:style-name="T3"> dentro del IV Concurso Universitario de Software Libre</text:span></text:p>
              </text:list-item>
              <text:list-item>
                <text:p text:style-name="P3"><text:span text:style-name="T6">Accésit</text:span><text:span text:style-name="T3"> en el V Concurso Universitario de Software Libre</text:span></text:p>
              </text:list-item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Bibliografía</text:span></text:p>
          </draw:text-box>
        </draw:frame>
        <draw:frame draw:style-name="gr34" draw:text-style-name="P9" draw:layer="layout" svg:width="25.425cm" svg:height="10.5cm" svg:x="1.627cm" svg:y="6.631cm">
          <draw:text-box>
            <text:list text:style-name="L2">
              <text:list-item>
                <text:p text:style-name="P9">B. Ruipérez Moral. Libro del dominó. Otero Ediciones, 1990.</text:p>
              </text:list-item>
              <text:list-item>
                <text:p text:style-name="P9">Mark Pilgrim. Dive Into Python. APress, 2004. ISBN 1590593561.</text:p>
              </text:list-item>
              <text:list-item>
                <text:p text:style-name="P9">http://docs.python.org</text:p>
              </text:list-item>
              <text:list-item>
                <text:p text:style-name="P9">http://www.pygame.org/docs</text:p>
              </text:list-item>
              <text:list-item>
                <text:p text:style-name="P9">[Qui10] Pablo Recio Quijano. Ampliación y reingeniería de un sistema experto basado en reglas con fines educativos. PFC Ingeniería Técnica en Informática de Sistemas.</text:p>
              </text:list-item>
              <text:list-item>
                <text:p text:style-name="P9">http://idiginbpel.wordpress.com/2010/03/11/doxygen-python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Demostracion</text:span></text:p>
          </draw:text-box>
        </draw:frame>
        <draw:frame draw:style-name="gr35" draw:text-style-name="P3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7.246cm" svg:height="6.632cm" svg:x="10.377cm" svg:y="8.683cm">
          <draw:image xlink:href="../images/ejecutar.png" xlink:type="simple" xlink:show="embed" xlink:actuate="onLoad">
            <text:p/>
          </draw:image>
          <office:event-listeners>
            <presentation:event-listener script:event-name="dom:click" presentation:action="show" xlink:href="../../../../../../../../Python26/pythonw.ex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1H19M15S</meta:editing-duration>
    <meta:editing-cycles>11</meta:editing-cycles>
    <meta:generator>OpenOffice.org/3.2$Win32 OpenOffice.org_project/320m12$Build-9483</meta:generator>
    <dc:date>2011-11-05T13:35:30.97</dc:date>
    <dc:creator>Ignacio Palomo Duarte</dc:creator>
    <meta:document-statistic meta:object-count="128"/>
  </office:meta>
</office:document-meta>
</file>